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ésumé de l'Article : </text:p>
      <text:p text:style-name="P4">A Survey of Software-Defined Networking : Past, Present, and Future of Programmable Network</text:p>
      <text:p text:style-name="P2">Une Étude sur les Réseaux Définis par Logiciel : Passé, Présent, et Future des Réseaux Programmables</text:p>
      <text:p text:style-name="P3">hal-00825087, version 5</text:p>
      <text:p text:style-name="P2"><text:a xlink:type="simple" xlink:href="http://hal.inria.fr/hal-00825087/">http://hal.inria.fr/hal-00825087/</text:a></text:p>
      <text:p text:style-name="Standard"/>
      <text:p text:style-name="P1">Cynthia Lopes do Sacramento</text:p>
      <text:p text:style-name="P1">clsacramento@gmail.com</text:p>
      <text:p text:style-name="Standard"/>
      <text:h text:style-name="Heading_20_1" text:outline-level="1">Objectif du Texte</text:h>
      <text:p text:style-name="Text_20_body"/>
      <text:h text:style-name="Heading_20_1" text:outline-level="1">Pertinence du Texte</text:h>
      <text:p text:style-name="Text_20_body"/>
      <text:h text:style-name="Heading_20_1" text:outline-level="1">Idées principales</text:h>
      <text:p text:style-name="Text_20_body"/>
      <text:h text:style-name="Heading_20_1" text:outline-level="1">Méthodologie utilisée</text:h>
      <text:p text:style-name="Text_20_body"/>
      <text:h text:style-name="Heading_20_1" text:outline-level="1">Conclusions</text:h>
      <text:p text:style-name="Text_20_body"/>
      <text:h text:style-name="Heading_20_1" text:outline-level="1">Travaux Futures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14:47:47</meta:creation-date>
    <dc:date>2014-02-12T15:38:43</dc:date>
    <meta:editing-duration>PT44M40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3" meta:word-count="55" meta:character-count="418" meta:non-whitespace-character-count="375"/>
  </office:meta>
</office:document-meta>
</file>